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9425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0.8492in"/>
    </style:style>
    <style:style style:name="co6" style:family="table-column">
      <style:table-column-properties fo:break-before="auto" style:column-width="0.3209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7.043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File Number</text:p>
          </table:table-cell>
          <table:table-cell office:value-type="string">
            <text:p>Object</text:p>
          </table:table-cell>
          <table:table-cell office:value-type="string">
            <text:p>Type</text:p>
          </table:table-cell>
          <table:table-cell office:value-type="string">
            <text:p>Exposure(s)</text:p>
          </table:table-cell>
          <table:table-cell/>
          <table:table-cell office:value-type="string">
            <text:p>Filte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office:value-type="date" office:date-value="2007-04-07">
            <text:p>04/07/07</text:p>
          </table:table-cell>
          <table:table-cell table:style-name="ce5" office:value-type="string">
            <text:p>50_bias</text:p>
          </table:table-cell>
          <table:table-cell/>
          <table:table-cell office:value-type="string">
            <text:p>Bias</text:p>
          </table:table-cell>
          <table:table-cell table:number-columns-repeated="3"/>
          <table:table-cell office:value-type="string">
            <text:p>2x2 binnin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date" office:date-value="2007-05-07">
            <text:p>5/7/07</text:p>
          </table:table-cell>
          <table:table-cell office:value-type="string">
            <text:p>35-38</text:p>
          </table:table-cell>
          <table:table-cell office:value-type="string">
            <text:p>HIPASS J1321-31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39-42</text:p>
          </table:table-cell>
          <table:table-cell office:value-type="string">
            <text:p>HIPASS J1321-31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/>
          <table:table-cell office:value-type="string">
            <text:p>43-44</text:p>
          </table:table-cell>
          <table:table-cell office:value-type="string">
            <text:p>LTT7379</text:p>
          </table:table-cell>
          <table:table-cell office:value-type="string">
            <text:p>Guide Sta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45-48</text:p>
          </table:table-cell>
          <table:table-cell office:value-type="string">
            <text:p>LTT7379</text:p>
          </table:table-cell>
          <table:table-cell office:value-type="string">
            <text:p>Guide Star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49-52</text:p>
          </table:table-cell>
          <table:table-cell office:value-type="string">
            <text:p>LTT7379</text:p>
          </table:table-cell>
          <table:table-cell office:value-type="string">
            <text:p>Guide Star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/>
          <table:table-cell office:value-type="string">
            <text:p>60-63</text:p>
          </table:table-cell>
          <table:table-cell office:value-type="string">
            <text:p>HIPASS J1337-39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64-67</text:p>
          </table:table-cell>
          <table:table-cell office:value-type="string">
            <text:p>HIPASS J1337-39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date" office:date-value="2007-07-07">
            <text:p>07/07/07</text:p>
          </table:table-cell>
          <table:table-cell office:value-type="string">
            <text:p>136_bias</text:p>
          </table:table-cell>
          <table:table-cell/>
          <table:table-cell office:value-type="string">
            <text:p>Bias</text:p>
          </table:table-cell>
          <table:table-cell table:number-columns-repeated="3"/>
          <table:table-cell office:value-type="string">
            <text:p>2x2 binnin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date" office:date-value="2007-10-07">
            <text:p>10/07/07</text:p>
          </table:table-cell>
          <table:table-cell office:value-type="string">
            <text:p>117_flat</text:p>
          </table:table-cell>
          <table:table-cell/>
          <table:table-cell office:value-type="string">
            <text:p>Twilight Flat</text:p>
          </table:table-cell>
          <table:table-cell table:number-columns-repeated="2"/>
          <table:table-cell office:value-type="string">
            <text:p>Ha</text:p>
          </table:table-cell>
          <table:table-cell office:value-type="string">
            <text:p>2x2 binnin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date" office:date-value="2007-11-07">
            <text:p>11/07/07</text:p>
          </table:table-cell>
          <table:table-cell office:value-type="string">
            <text:p>89-92</text:p>
          </table:table-cell>
          <table:table-cell office:value-type="string">
            <text:p>NGC 59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</text:p>
          </table:table-cell>
          <table:table-cell office:value-type="string">
            <text:p>IQ=0.55&amp;quot;, X=1.38. Thin cirrus. CC=70%, IQ=70%</text:p>
          </table:table-cell>
        </table:table-row>
        <table:table-row table:style-name="ro1">
          <table:table-cell/>
          <table:table-cell office:value-type="string">
            <text:p>93-96</text:p>
          </table:table-cell>
          <table:table-cell office:value-type="string">
            <text:p>NGC 59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C</text:p>
          </table:table-cell>
          <table:table-cell office:value-type="string">
            <text:p>IQ=0.48, X=1.1</text:p>
          </table:table-cell>
        </table:table-row>
        <table:table-row table:style-name="ro1">
          <table:table-cell/>
          <table:table-cell table:style-name="ce5" office:value-type="float" office:value="97">
            <text:p>97</text:p>
          </table:table-cell>
          <table:table-cell office:value-type="string">
            <text:p>LTT377</text:p>
          </table:table-cell>
          <table:table-cell office:value-type="string">
            <text:p>Guide Sta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Ha</text:p>
          </table:table-cell>
          <table:table-cell office:value-type="string">
            <text:p>Nearly the non-linearity. Reducing the exposure time to 2.5 sec. - Usable</text:p>
          </table:table-cell>
        </table:table-row>
        <table:table-row table:style-name="ro1">
          <table:table-cell/>
          <table:table-cell office:value-type="string">
            <text:p>98-101</text:p>
          </table:table-cell>
          <table:table-cell office:value-type="string">
            <text:p>LTT377</text:p>
          </table:table-cell>
          <table:table-cell office:value-type="string">
            <text:p>Guide Star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102-105</text:p>
          </table:table-cell>
          <table:table-cell office:value-type="string">
            <text:p>LTT377</text:p>
          </table:table-cell>
          <table:table-cell office:value-type="string">
            <text:p>Guide Star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/>
          <table:table-cell office:value-type="string">
            <text:p>106-109</text:p>
          </table:table-cell>
          <table:table-cell office:value-type="string">
            <text:p>ESO294-G010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</text:p>
          </table:table-cell>
          <table:table-cell office:value-type="string">
            <text:p>IQ=0.56, X=1.15. OI counts varies +-5% . CC=70%</text:p>
          </table:table-cell>
        </table:table-row>
        <table:table-row table:style-name="ro1">
          <table:table-cell/>
          <table:table-cell office:value-type="string">
            <text:p>110-113</text:p>
          </table:table-cell>
          <table:table-cell office:value-type="string">
            <text:p>ESO294-G010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/>
          <table:table-cell office:value-type="string">
            <text:p>114-117</text:p>
          </table:table-cell>
          <table:table-cell office:value-type="string">
            <text:p>ESO540-G030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118-121</text:p>
          </table:table-cell>
          <table:table-cell office:value-type="string">
            <text:p>ESO540-G030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/>
          <table:table-cell office:value-type="string">
            <text:p>122-125</text:p>
          </table:table-cell>
          <table:table-cell office:value-type="string">
            <text:p>ESO540-G032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</text:p>
          </table:table-cell>
          <table:table-cell office:value-type="string">
            <text:p>IQ=0.48, X=1.03. Clouds are thicker.. OI count variation: ~10-15%. Still in CC=70%-il bin.</text:p>
          </table:table-cell>
        </table:table-row>
        <table:table-row table:style-name="ro1">
          <table:table-cell/>
          <table:table-cell office:value-type="string">
            <text:p>126-129</text:p>
          </table:table-cell>
          <table:table-cell office:value-type="string">
            <text:p>ESO540-G032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date" office:date-value="2007-12-07">
            <text:p>12/07/07</text:p>
          </table:table-cell>
          <table:table-cell office:value-type="string">
            <text:p>107_flat</text:p>
          </table:table-cell>
          <table:table-cell/>
          <table:table-cell office:value-type="string">
            <text:p>Twilight Flat</text:p>
          </table:table-cell>
          <table:table-cell table:number-columns-repeated="2"/>
          <table:table-cell office:value-type="string">
            <text:p>HaC</text:p>
          </table:table-cell>
          <table:table-cell office:value-type="string">
            <text:p>2x2 binnin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13/07/2007</text:p>
          </table:table-cell>
          <table:table-cell office:value-type="string">
            <text:p>143_bias</text:p>
          </table:table-cell>
          <table:table-cell/>
          <table:table-cell office:value-type="string">
            <text:p>Bia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2x2 binning</text:p>
          </table:table-cell>
        </table:table-row>
        <table:table-row table:style-name="ro1">
          <table:table-cell table:style-name="ce3" office:value-type="string">
            <text:p>15/07/2007</text:p>
          </table:table-cell>
          <table:table-cell office:value-type="string">
            <text:p>112_flat</text:p>
          </table:table-cell>
          <table:table-cell/>
          <table:table-cell office:value-type="string">
            <text:p>Twilight Flat</text:p>
          </table:table-cell>
          <table:table-cell table:number-columns-repeated="2"/>
          <table:table-cell office:value-type="string">
            <text:p>HaC</text:p>
          </table:table-cell>
          <table:table-cell office:value-type="string">
            <text:p>2x2 binning</text:p>
          </table:table-cell>
        </table:table-row>
        <table:table-row table:style-name="ro1">
          <table:table-cell table:style-name="ce3"/>
          <table:table-cell office:value-type="string">
            <text:p>121_flat</text:p>
          </table:table-cell>
          <table:table-cell/>
          <table:table-cell office:value-type="string">
            <text:p>Twilight Flat</text:p>
          </table:table-cell>
          <table:table-cell table:number-columns-repeated="2"/>
          <table:table-cell office:value-type="string">
            <text:p>Ha</text:p>
          </table:table-cell>
          <table:table-cell office:value-type="string">
            <text:p>2x2 binnin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18/07/2007</text:p>
          </table:table-cell>
          <table:table-cell office:value-type="string">
            <text:p>83-86</text:p>
          </table:table-cell>
          <table:table-cell office:value-type="string">
            <text:p>ESO407-G018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87-90</text:p>
          </table:table-cell>
          <table:table-cell office:value-type="string">
            <text:p>ESO407-G018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/>
          <table:table-cell office:value-type="string">
            <text:p>91-91</text:p>
          </table:table-cell>
          <table:table-cell office:value-type="string">
            <text:p>LTT377</text:p>
          </table:table-cell>
          <table:table-cell office:value-type="string">
            <text:p>Guide Star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Ha</text:p>
          </table:table-cell>
          <table:table-cell office:value-type="string">
            <text:p>DAS: brightest star in non-linearity range (next setups are ok so PASS)</text:p>
          </table:table-cell>
        </table:table-row>
        <table:table-row table:style-name="ro1">
          <table:table-cell/>
          <table:table-cell office:value-type="string">
            <text:p>93-95</text:p>
          </table:table-cell>
          <table:table-cell office:value-type="string">
            <text:p>LTT377</text:p>
          </table:table-cell>
          <table:table-cell office:value-type="string">
            <text:p>Guide Sta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96-99</text:p>
          </table:table-cell>
          <table:table-cell office:value-type="string">
            <text:p>LTT377</text:p>
          </table:table-cell>
          <table:table-cell office:value-type="string">
            <text:p>Guide Star</text:p>
          </table:table-cell>
          <table:table-cell office:value-type="float" office:value="8.5">
            <text:p>8.5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100-103</text:p>
          </table:table-cell>
          <table:table-cell office:value-type="string">
            <text:p>LTT377</text:p>
          </table:table-cell>
          <table:table-cell office:value-type="string">
            <text:p>Guide Star</text:p>
          </table:table-cell>
          <table:table-cell office:value-type="float" office:value="8.5">
            <text:p>8.5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/>
          <table:table-cell office:value-type="string">
            <text:p>104-107</text:p>
          </table:table-cell>
          <table:table-cell office:value-type="string">
            <text:p>ESO410-G005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108-111</text:p>
          </table:table-cell>
          <table:table-cell office:value-type="string">
            <text:p>ESO410-G005</text:p>
          </table:table-cell>
          <table:table-cell office:value-type="string">
            <text:p>Main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20/07/2007</text:p>
          </table:table-cell>
          <table:table-cell office:value-type="string">
            <text:p>45-48</text:p>
          </table:table-cell>
          <table:table-cell office:value-type="string">
            <text:p>ESO384-G016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49-52</text:p>
          </table:table-cell>
          <table:table-cell office:value-type="string">
            <text:p>ESO384-G016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string">
            <text:p>HaC</text:p>
          </table:table-cell>
          <table:table-cell/>
        </table:table-row>
        <table:table-row table:style-name="ro1">
          <table:table-cell/>
          <table:table-cell office:value-type="string">
            <text:p>53-56</text:p>
          </table:table-cell>
          <table:table-cell office:value-type="string">
            <text:p>LTT7379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string">
            <text:p>Ha</text:p>
          </table:table-cell>
          <table:table-cell/>
        </table:table-row>
        <table:table-row table:style-name="ro1">
          <table:table-cell/>
          <table:table-cell office:value-type="string">
            <text:p>57-60</text:p>
          </table:table-cell>
          <table:table-cell office:value-type="string">
            <text:p>LTT7379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string">
            <text:p>HaC</text:p>
          </table:table-cell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8">09/28/2009</text:date>, <text:time>15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09-09T13:25:22</meta:creation-date>
    <dc:creator>Cameron Sobie</dc:creator>
    <dc:date>2009-09-28T15:40:00</dc:date>
    <meta:printed-by>Cameron Sobie</meta:printed-by>
    <meta:print-date>2009-09-09T14:46:08</meta:print-date>
    <meta:editing-cycles>12</meta:editing-cycles>
    <meta:editing-duration>PT7H34M1S</meta:editing-duration>
    <meta:user-defined meta:name="Info 1"/>
    <meta:user-defined meta:name="Info 2"/>
    <meta:user-defined meta:name="Info 3"/>
    <meta:user-defined meta:name="Info 4"/>
    <meta:document-statistic meta:table-count="3" meta:cell-count="194"/>
  </office:meta>
</office:document-meta>
</file>